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table:style-name="Default"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string">
            <text:p>2018-07-16_06-10-39_000.jpg</text:p>
          </table:table-cell>
          <table:table-cell table:style-name="Default" office:value-type="string">
            <text:p>:m 食べた物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2018-07-16_07-31-31_000.jpg</text:p>
          </table:table-cell>
          <table:table-cell table:style-name="Default" office:value-type="string">
            <text:p>:m 食べた物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2018-07-16_07-31-38_000.jpg</text:p>
          </table:table-cell>
          <table:table-cell table:style-name="Default" office:value-type="string">
            <text:p>:m 食べた物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2018-07-16_09-35-16_000.jpg</text:p>
          </table:table-cell>
          <table:table-cell table:style-name="Default" office:value-type="string">
            <text:p>UNKNOWN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2018-07-16_11-50-29_000.jpg</text:p>
          </table:table-cell>
          <table:table-cell table:style-name="Default" office:value-type="string">
            <text:p>:m music / log / XXX / 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2018-07-16_12-39-08_000.jpg</text:p>
          </table:table-cell>
          <table:table-cell table:style-name="Default" office:value-type="string">
            <text:p>:bookmemo / 読んだ本 / 『』 / 著者=XXX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2018-07-16_13-43-17_000.jpg</text:p>
          </table:table-cell>
          <table:table-cell table:style-name="Default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2018-07-16_13-43-24_000.jpg</text:p>
          </table:table-cell>
          <table:table-cell table:style-name="Default" office:value-type="string">
            <text:p>UNKNOWN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2018-07-16_14-03-22_000.jpg</text:p>
          </table:table-cell>
          <table:table-cell table:style-name="Default" office:value-type="string">
            <text:p>UNDEFIN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2018-07-16_14-14-42_000.jpg</text:p>
          </table:table-cell>
          <table:table-cell table:style-name="Default" office:value-type="string">
            <text:p>:m 食べた物　間食 / 砂糖菓子or乾物菓子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2018-07-16_15-11-31_000.jpg</text:p>
          </table:table-cell>
          <table:table-cell table:style-name="Default" office:value-type="string">
            <text:p>UNKNOW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2018-07-16_16-01-24_000.png</text:p>
          </table:table-cell>
          <table:table-cell table:style-name="Default" office:value-type="string">
            <text:p>:m 読みたい本 / 『』 / 著者=XX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2018-07-16_16-03-27_000.png</text:p>
          </table:table-cell>
          <table:table-cell table:style-name="Default" office:value-type="string">
            <text:p>:m 読みたい本 / 『』 / 著者=XXX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2018-07-16_16-21-07_000.jpg</text:p>
          </table:table-cell>
          <table:table-cell table:style-name="Default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2018-07-16_17-30-50_000.jpg</text:p>
          </table:table-cell>
          <table:table-cell table:style-name="Default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2018-07-16_17-40-21_000.jpg</text:p>
          </table:table-cell>
          <table:table-cell table:style-name="Default" office:value-type="string">
            <text:p>:m 食べた物　間食 / ヨーグルト / +=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2018-07-16_18-12-45_000.jpg</text:p>
          </table:table-cell>
          <table:table-cell table:style-name="Default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string">
            <text:p>2018-07-16_18-53-04_000.jpg</text:p>
          </table:table-cell>
          <table:table-cell table:style-name="Default" office:value-type="string">
            <text:p>:m music / log / XXX /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2018-07-16_18-53-30_000.jpg</text:p>
          </table:table-cell>
          <table:table-cell table:style-name="Default" office:value-type="string">
            <text:p>:m music / log / XXX / 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2018-07-16_20-31-06_000.jpg</text:p>
          </table:table-cell>
          <table:table-cell table:style-name="Default" office:value-type="string">
            <text:p>:m 食べた物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string">
            <text:p>2018-07-16_22-52-27_000.png</text:p>
          </table:table-cell>
          <table:table-cell table:style-name="Default"/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string">
            <text:p>2018-07-16_23-14-45_000.pn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Default" office:value-type="string">
            <text:p>2018-07-17_17-59-48_000.jpg</text:p>
          </table:table-cell>
          <table:table-cell table:style-name="Default" office:value-type="string">
            <text:p>:m 食べた物　間食 / ヨーグルト / +=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string">
            <text:p>2018-07-17_18-05-03_000.jpg</text:p>
          </table:table-cell>
          <table:table-cell table:style-name="Default"/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2018-07-17_20-31-24_000.jpg</text:p>
          </table:table-cell>
          <table:table-cell table:style-name="Default" office:value-type="string">
            <text:p>:m 食べた物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8-07-17_22-21-08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8-07-17_22-21-21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8-07-17_22-21-31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8-07-17_22-21-44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8-07-17_22-21-56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8-07-17_22-22-09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8-07-17_22-22-25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8-07-17_22-22-36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8-07-17_22-52-37_000.jpg</text:p>
          </table:table-cell>
          <table:table-cell table:style-name="Default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8-07-18_05-46-08_000.jpg</text:p>
          </table:table-cell>
          <table:table-cell table:style-name="Default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8-07-18_05-46-13_000.jpg</text:p>
          </table:table-cell>
          <table:table-cell table:style-name="Default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8-07-18_05-46-21_000.jpg</text:p>
          </table:table-cell>
          <table:table-cell table:style-name="Default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8-07-18_05-46-24_000.jpg</text:p>
          </table:table-cell>
          <table:table-cell table:style-name="Default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8-07-18_06-31-51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8-07-18_06-31-52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8-07-18_06-31-54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8-07-18_06-32-27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2018-07-18_06-32-40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018-07-18_06-32-46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8-07-18_07-26-19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8-07-18_07-26-2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8-07-18_07-26-2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8-07-18_07-26-2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8-07-18_07-26-3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8-07-18_07-26-38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8-07-18_07-26-4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2018-07-18_07-26-42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2018-07-18_07-26-49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2018-07-18_07-26-5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2018-07-18_07-27-0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2018-07-18_07-27-0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2018-07-18_07-27-1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2018-07-18_07-27-2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8-07-18_07-27-32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8-07-18_07-27-4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8-07-18_07-28-4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8-07-18_07-28-4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8-07-18_07-28-4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8-07-18_07-28-5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2018-07-18_07-29-0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2018-07-18_07-29-1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2018-07-18_07-29-1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2018-07-18_07-29-1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2018-07-18_07-29-3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2018-07-18_07-29-5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2018-07-18_07-29-55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2018-07-18_07-30-1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2018-07-18_07-50-51_000.jpg</text:p>
          </table:table-cell>
          <table:table-cell office:value-type="string">
            <text:p>:m 東和 180718 / 三軒茶屋 / アレーロ三軒茶屋 / 新規用紙、KY用紙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2018-07-18_07-51-02_000.jpg</text:p>
          </table:table-cell>
          <table:table-cell office:value-type="string">
            <text:p>:m 東和 180718 / 三軒茶屋 / アレーロ三軒茶屋 / 新規用紙、KY用紙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2018-07-18_17-48-42_000.jpg</text:p>
          </table:table-cell>
          <table:table-cell office:value-type="string">
            <text:p>:m 東和 180718 / 日報 / 三軒茶屋 / アレーロ三軒茶屋 / １名 / 佐藤工業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18-07-18_20-43-06_000.jpg</text:p>
          </table:table-cell>
          <table:table-cell table:style-name="Default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2018-07-19_07-50-04_000.jpg</text:p>
          </table:table-cell>
          <table:table-cell office:value-type="string">
            <text:p>:m 記録 / ペガスス　仕事、記録 / 切符、日付</text:p>
          </table:table-cell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2018-07-19_07-50-08_000.jpg</text:p>
          </table:table-cell>
          <table:table-cell office:value-type="string">
            <text:p>:m 記録 / ペガスス　仕事、記録 / 切符、日付</text:p>
          </table:table-cell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2018-07-20_10-21-30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2018-07-20_10-22-4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2018-07-20_10-23-5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2018-07-20_10-24-36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2018-07-20_10-25-1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2018-07-20_10-25-4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2018-07-20_10-26-24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2018-07-20_10-27-0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2018-07-20_10-27-3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2018-07-20_10-28-1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2018-07-20_10-28-57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2018-07-20_10-29-3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2018-07-20_10-30-1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2018-07-20_10-30-4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2018-07-20_10-31-17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2018-07-20_10-31-5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2018-07-20_10-32-2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2018-07-20_10-32-5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2018-07-20_10-55-04_000.jpg</text:p>
          </table:table-cell>
          <table:table-cell office:value-type="string">
            <text:p>:m 記録 / ペガスス　仕事、記録 / 蜂の巣か？、庇、プレハブ家屋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2018-07-20_10-55-26_000.jpg</text:p>
          </table:table-cell>
          <table:table-cell office:value-type="string">
            <text:p>:m 記録 / ペガスス　仕事、記録 / 蜂の巣か？、庇、プレハブ家屋</text:p>
          </table:table-cell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2018-07-20_13-20-14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2018-07-20_13-20-16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2018-07-20_13-20-17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2018-07-20_13-20-2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2018-07-20_13-20-26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2018-07-20_13-20-27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2018-07-20_13-20-29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2018-07-20_13-20-30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2018-07-20_13-20-30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2018-07-20_13-20-3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2018-07-20_13-20-31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2018-07-20_13-20-31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2018-07-20_13-20-32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2018-07-20_13-20-33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2018-07-20_13-20-34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2018-07-20_13-20-34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2018-07-20_13-20-34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2018-07-20_13-20-34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2018-07-20_13-20-34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2018-07-20_13-20-34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2018-07-20_13-20-34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2018-07-20_13-20-34_007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2018-07-20_13-20-34_008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2018-07-20_13-20-34_009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2018-07-20_13-20-35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2018-07-20_13-20-35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2018-07-20_13-20-35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2018-07-20_13-20-35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2018-07-20_13-20-49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2018-07-20_13-20-49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29">
            <text:p>129</text:p>
          </table:table-cell>
          <table:table-cell office:value-type="string">
            <text:p>2018-07-20_13-20-50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0">
            <text:p>130</text:p>
          </table:table-cell>
          <table:table-cell office:value-type="string">
            <text:p>2018-07-20_13-20-50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1">
            <text:p>131</text:p>
          </table:table-cell>
          <table:table-cell office:value-type="string">
            <text:p>2018-07-20_13-20-50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2018-07-20_13-20-50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3">
            <text:p>133</text:p>
          </table:table-cell>
          <table:table-cell office:value-type="string">
            <text:p>2018-07-20_13-20-50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2018-07-20_13-20-50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2018-07-20_13-20-50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2018-07-20_13-20-50_007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2018-07-20_13-20-50_008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2018-07-20_13-20-50_009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39">
            <text:p>139</text:p>
          </table:table-cell>
          <table:table-cell office:value-type="string">
            <text:p>2018-07-20_13-20-5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2018-07-20_13-20-51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office:value-type="string">
            <text:p>2018-07-20_13-20-51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2018-07-20_13-20-51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3">
            <text:p>143</text:p>
          </table:table-cell>
          <table:table-cell office:value-type="string">
            <text:p>2018-07-20_13-20-51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4">
            <text:p>144</text:p>
          </table:table-cell>
          <table:table-cell office:value-type="string">
            <text:p>2018-07-20_13-20-51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5">
            <text:p>145</text:p>
          </table:table-cell>
          <table:table-cell office:value-type="string">
            <text:p>2018-07-20_13-20-51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5">
          <table:table-cell office:value-type="float" office:value="146">
            <text:p>146</text:p>
          </table:table-cell>
          <table:table-cell office:value-type="string">
            <text:p>2018-07-20_13-43-50_000.jpg</text:p>
          </table:table-cell>
          <table:table-cell office:value-type="string">
            <text:p>:m 記録 / ペガスス　仕事、記録 / 紹介のパネル</text:p>
          </table:table-cell>
        </table:table-row>
        <table:table-row table:style-name="ro5">
          <table:table-cell office:value-type="float" office:value="147">
            <text:p>147</text:p>
          </table:table-cell>
          <table:table-cell office:value-type="string">
            <text:p>2018-07-20_13-44-02_000.jpg</text:p>
          </table:table-cell>
          <table:table-cell office:value-type="string">
            <text:p>:m 記録 / ペガスス　仕事、記録 / 紹介のパネル</text:p>
          </table:table-cell>
        </table:table-row>
        <table:table-row table:style-name="ro5">
          <table:table-cell office:value-type="float" office:value="148">
            <text:p>148</text:p>
          </table:table-cell>
          <table:table-cell office:value-type="string">
            <text:p>2018-07-20_15-27-45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49">
            <text:p>149</text:p>
          </table:table-cell>
          <table:table-cell office:value-type="string">
            <text:p>2018-07-20_15-27-48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0">
            <text:p>150</text:p>
          </table:table-cell>
          <table:table-cell office:value-type="string">
            <text:p>2018-07-20_15-27-54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1">
            <text:p>151</text:p>
          </table:table-cell>
          <table:table-cell office:value-type="string">
            <text:p>2018-07-20_15-27-57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2">
            <text:p>152</text:p>
          </table:table-cell>
          <table:table-cell office:value-type="string">
            <text:p>2018-07-20_15-28-01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3">
            <text:p>153</text:p>
          </table:table-cell>
          <table:table-cell office:value-type="string">
            <text:p>2018-07-20_15-28-08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 office:value-type="string">
            <text:p>2018-07-20_15-28-12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5">
            <text:p>155</text:p>
          </table:table-cell>
          <table:table-cell office:value-type="string">
            <text:p>2018-07-20_15-28-17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6">
            <text:p>156</text:p>
          </table:table-cell>
          <table:table-cell office:value-type="string">
            <text:p>2018-07-20_15-28-22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5">
          <table:table-cell office:value-type="float" office:value="157">
            <text:p>157</text:p>
          </table:table-cell>
          <table:table-cell office:value-type="string">
            <text:p>2018-07-20_15-28-23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8-07-20_16-52-45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8-07-20_16-52-46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8-07-20_16-52-47_000.jpg</text:p>
          </table:table-cell>
          <table:table-cell table:style-name="Default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018-07-20_16-52-55_000.jpg</text:p>
          </table:table-cell>
          <table:table-cell table:style-name="Default"/>
        </table:table-row>
        <table:table-row table:style-name="ro2">
          <table:table-cell office:value-type="float" office:value="162">
            <text:p>162</text:p>
          </table:table-cell>
          <table:table-cell table:style-name="Default" office:value-type="string">
            <text:p>2018-07-20_18-06-57_000.jpg</text:p>
          </table:table-cell>
          <table:table-cell table:style-name="Default" office:value-type="string">
            <text:p>:bookmemo / 読んだ本 / 『』 / 著者=XXX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style-name="Default" office:value-type="string">
            <text:p>2018-07-20_18-17-11_000.jpg</text:p>
          </table:table-cell>
          <table:table-cell table:style-name="Default" office:value-type="string">
            <text:p>:bookmemo / 読んだ本 / 『』 / 著者=XXX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Default" office:value-type="string">
            <text:p>2018-07-20_18-43-25_000.jpg</text:p>
          </table:table-cell>
          <table:table-cell table:style-name="Default"/>
        </table:table-row>
        <table:table-row table:style-name="ro1">
          <table:table-cell office:value-type="float" office:value="165">
            <text:p>165</text:p>
          </table:table-cell>
          <table:table-cell table:style-name="Default" office:value-type="string">
            <text:p>2018-07-20_18-43-26_000.jpg</text:p>
          </table:table-cell>
          <table:table-cell table:style-name="Default"/>
        </table:table-row>
        <table:table-row table:style-name="ro2">
          <table:table-cell office:value-type="float" office:value="166">
            <text:p>166</text:p>
          </table:table-cell>
          <table:table-cell table:style-name="Default" office:value-type="string">
            <text:p>2018-07-20_20-13-47_000.jpg</text:p>
          </table:table-cell>
          <table:table-cell table:style-name="Default" office:value-type="string">
            <text:p>:m 食べた物</text:p>
          </table:table-cell>
        </table:table-row>
        <table:table-row table:style-name="ro1" table:number-rows-repeated="9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table:style-name="Default" table:formula="of:=COUNTBLANK([.C2:.C167])" office:value-type="float" office:value="16">
            <text:p>16</text:p>
          </table:table-cell>
        </table:table-row>
        <table:table-row table:style-name="ro1">
          <table:table-cell/>
          <table:table-cell table:style-name="Default" office:value-type="string">
            <text:p>-*</text:p>
          </table:table-cell>
          <table:table-cell table:style-name="Default" table:formula="of:=COUNTIF([.C2:.C167];[.B178])" office:value-type="float" office:value="0">
            <text:p>0</text:p>
          </table:table-cell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style-name="Default" table:formula="of:=COUNTA([.B2:.B167])" office:value-type="float" office:value="166">
            <text:p>166</text:p>
          </table:table-cell>
        </table:table-row>
      </table:table>
      <table:database-ranges>
        <table:database-range table:target-range-address="Sheet1.B30:Sheet1.B67">
          <table:sort>
            <table:sort-by table:field-number="0" table:order="descending" table:data-type="automatic"/>
          </table:sort>
        </table:database-range>
        <table:database-range table:name="data" table:target-range-address="Sheet1.C30:Sheet1.C50" table:on-update-keep-styles="true" table:on-update-keep-size="false"/>
        <table:database-range table:name="data_all" table:target-range-address="Sheet1.A2:Sheet1.A2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018/07/21</text:date>, <text:time>10:2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10:22:52.58</dc:date>
    <dc:creator>iwabuchi ken</dc:creator>
    <meta:editing-duration>P2DT20H53M25S</meta:editing-duration>
    <meta:editing-cycles>1265</meta:editing-cycles>
    <meta:document-statistic meta:table-count="1" meta:cell-count="491" meta:object-count="0"/>
  </office:meta>
</office:document-meta>
</file>